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3" table:default-cell-style-name="ce7"/>
        <table:table-column table:style-name="co3" table:number-columns-repeated="95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 Bulbizarr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2 Herbizarr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 Florizarr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 Salamèch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 Reptincel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 Dracaufe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 Carapuc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 Carabaff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 Tortank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1 Crisacie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 Coconfort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7 Roucoops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8 Roucarnage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20 Rattatac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22 Rapasdepic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24 Arbock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26 Raitchu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6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28 Sablairau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0 Nidornin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1 Nodoqueen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6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3 Nidorin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4 Nidoking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6 Mélodelf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38 Feunard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0 Grodoudou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2 Nosferalto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4 Ortid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5 Raflessia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7 Parasect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49 Aéromit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1 Triopiqueur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5 Akwakwak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59 Arkanin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1 Têtart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2 Tartard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4 Kadabr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5 Alakazam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7 Machopeu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68 Mackogneur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0 Bousiflo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1 Empiflor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5 Gravalanch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6 Grolem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78 Galopa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0 Flagados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1 Magneti</text:p>
          </table:table-cell>
          <table:table-cell table:style-name="ce9"/>
          <table:table-cell table:style-name="ce6"/>
          <table:table-cell office:value-type="string" table:style-name="ce15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82 magneton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X, 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5 Dodrio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6 Otaria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7 Lamantin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8 Tadmorv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89 Grostadmorv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2 Fantominus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3 Spectrum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6 Spoporifik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7 Hypnomad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99 Kraboss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0 Voltorb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01 Electrod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03 Noadkoko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05 Ossatueur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6 Kickle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7 Tygnon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9 Smogo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10 Smogogo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1 Rinocorn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12 Rinoféros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3 Leveinard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4 Saquedeneu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">
            <text:p>117 Hypocean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11">
            <text:p>121 Staross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2 M.Mim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4 Lipoutou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6 Magmar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7 Scarabrute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9"/>
          <table:table-cell table:style-name="ce6"/>
          <table:table-cell table:style-name="ce7"/>
          <table:table-cell table:number-columns-repeated="16380"/>
        </table:table-row>
        <table:table-row table:style-name="ro1">
          <table:table-cell office:value-type="string" table:style-name="ce8">
            <text:p>130 Leviator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9"/>
          <table:table-cell office:value-type="string" table:style-name="ce9">
            <text:p>T</text:p>
          </table:table-cell>
          <table:table-cell table:style-name="ce7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2 Metamorph</text:p>
          </table:table-cell>
          <table:table-cell table:style-name="ce9"/>
          <table:table-cell office:value-type="string" table:style-name="ce9">
            <text:p>T</text:p>
          </table:table-cell>
          <table:table-cell office:value-type="string" table:style-name="ce17">
            <text:p>X ,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3 Evoli</text:p>
          </table:table-cell>
          <table:table-cell table:style-name="ce9"/>
          <table:table-cell table:style-name="ce6"/>
          <table:table-cell office:value-type="string" table:style-name="ce12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4 Aquali</text:p>
          </table:table-cell>
          <table:table-cell table:style-name="ce9"/>
          <table:table-cell table:style-name="ce6"/>
          <table:table-cell office:value-type="string" table:style-name="ce10">
            <text:p>X, T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5 Voltali</text:p>
          </table:table-cell>
          <table:table-cell table:style-name="ce9"/>
          <table:table-cell table:style-name="ce6"/>
          <table:table-cell office:value-type="string" table:style-name="ce12">
            <text:p>X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136 Pyroli</text:p>
          </table:table-cell>
          <table:table-cell table:style-name="ce9"/>
          <table:table-cell table:style-name="ce6"/>
          <table:table-cell office:value-type="string" table:style-name="ce12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7 Porygon</text:p>
          </table:table-cell>
          <table:table-cell table:style-name="ce9"/>
          <table:table-cell table:style-name="ce6"/>
          <table:table-cell office:value-type="string" table:style-name="ce10">
            <text:p>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39 Amonistar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1 Kabutops</text:p>
          </table:table-cell>
          <table:table-cell table:style-name="ce13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47 Minidraco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8 Draco</text:p>
          </table:table-cell>
          <table:table-cell table:style-name="ce9"/>
          <table:table-cell table:style-name="ce6"/>
          <table:table-cell table:number-columns-repeated="16381"/>
        </table:table-row>
        <table:table-row table:style-name="ro1">
          <table:table-cell office:value-type="string" table:style-name="ce8">
            <text:p>149 Dracolosse</text:p>
          </table:table-cell>
          <table:table-cell table:style-name="ce9"/>
          <table:table-cell office:value-type="string" table:style-name="ce9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6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51 Mew</text:p>
          </table:table-cell>
          <table:table-cell table:number-columns-repeated="2" table:style-name="ce6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6-25T07:22:25Z</meta:creation-date>
    <dc:date>2022-07-03T11:31:15Z</dc:date>
    <meta:editing-duration>PT0S</meta:editing-duration>
  </office:meta>
</office:document-meta>
</file>